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Stepa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2">
            <text:p>102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155.140229105939">
            <text:p>$155,14</text:p>
          </table:table-cell>
          <table:table-cell table:style-name="ce6" table:formula="of:=[.F2]-[.B3]/[.B4]" office:value-type="currency" office:currency="USD" office:value="146.033086248796">
            <text:p>$146,03</text:p>
          </table:table-cell>
          <table:table-cell table:style-name="ce16" table:formula="of:=[.G2]/1.07" office:value-type="currency" office:currency="EUR" office:value="136.479519858688">
            <text:p>136,48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204">
            <text:p>0,204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120.634264502959">
            <text:p>$120,63</text:p>
          </table:table-cell>
          <table:table-cell table:style-name="ce8" table:formula="of:=[.F3]-[.B3]/[.B4]" office:value-type="currency" office:currency="USD" office:value="111.527121645816">
            <text:p>$111,53</text:p>
          </table:table-cell>
          <table:table-cell table:style-name="ce17" table:formula="of:=[.G3]/1.07" office:value-type="currency" office:currency="EUR" office:value="104.230954809174">
            <text:p>104,23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00.598776324501">
            <text:p>100,6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224">
            <text:p>0,022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66.6961450069775">
            <text:p>$66,70</text:p>
          </table:table-cell>
          <table:table-cell table:style-name="ce15" table:formula="of:=[.F4]-[.B3]/[.B4]" office:value-type="currency" office:currency="USD" office:value="57.5890021498346">
            <text:p>$57,59</text:p>
          </table:table-cell>
          <table:table-cell table:style-name="ce18" table:formula="of:=[.G4]/1.07" office:value-type="currency" office:currency="EUR" office:value="53.821497336294">
            <text:p>53,82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52">
            <text:p>$6,5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Buy</text:p>
          </table:table-cell>
          <table:table-cell table:style-name="ce5" office:value-type="float" office:value="3.73">
            <text:p>3,73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3.26">
            <text:p>$3,26</text:p>
          </table:table-cell>
          <table:table-cell table:style-name="ce6"/>
          <table:table-cell table:style-name="ce6" table:formula="of:=[.B9]/(1+[.D2])^(1/4)" office:value-type="currency" office:currency="USD" office:value="3.20532193562233">
            <text:p>$3,21</text:p>
          </table:table-cell>
          <table:table-cell table:style-name="ce8" table:formula="of:=[.B5]/2" office:value-type="currency" office:currency="USD" office:value="3.26">
            <text:p>$3,26</text:p>
          </table:table-cell>
          <table:table-cell table:style-name="ce8"/>
          <table:table-cell table:style-name="ce8" table:formula="of:=[.E9]/(1+[.D3])^(1/4)" office:value-type="currency" office:currency="USD" office:value="3.1941857327876">
            <text:p>$3,19</text:p>
          </table:table-cell>
          <table:table-cell table:style-name="ce9" table:formula="of:=[.B5]/2" office:value-type="currency" office:currency="USD" office:value="3.26">
            <text:p>$3,26</text:p>
          </table:table-cell>
          <table:table-cell table:style-name="ce9"/>
          <table:table-cell table:style-name="ce9" table:formula="of:=[.H9]/(1+[.D4])^(1/4)" office:value-type="currency" office:currency="USD" office:value="3.18324033234477">
            <text:p>$3,1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7.3024">
            <text:p>$7,30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6.82467289719626">
            <text:p>$6,82</text:p>
          </table:table-cell>
          <table:table-cell table:formula="of:=[.B5]*(1+[.F10])" office:value-type="currency" office:currency="USD" office:value="6.9112">
            <text:p>$6,91</text:p>
          </table:table-cell>
          <table:table-cell office:value-type="percentage" office:value="0.06">
            <text:p>6,00%</text:p>
          </table:table-cell>
          <table:table-cell table:formula="of:=[.E10]/(1+[.$D$3])^[.A10]" office:value-type="currency" office:currency="USD" office:value="6.36976958525346">
            <text:p>$6,37</text:p>
          </table:table-cell>
          <table:table-cell table:formula="of:=[.B5]*(1+[.I10])" office:value-type="currency" office:currency="USD" office:value="6.7156">
            <text:p>$6,72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6.10509090909091">
            <text:p>$6,1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7.886592">
            <text:p>$7,89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6.88845488688969">
            <text:p>$6,89</text:p>
          </table:table-cell>
          <table:table-cell table:formula="of:=[.E10]*(1+[.F11])" office:value-type="currency" office:currency="USD" office:value="7.394984">
            <text:p>$7,39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6.28170825458175">
            <text:p>$6,28</text:p>
          </table:table-cell>
          <table:table-cell table:formula="of:=[.H10]*(1+[.I11])" office:value-type="currency" office:currency="USD" office:value="6.917068">
            <text:p>$6,92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5.71658512396694">
            <text:p>$5,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8.51751936">
            <text:p>$8,52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6.95283296994473">
            <text:p>$6,95</text:p>
          </table:table-cell>
          <table:table-cell table:formula="of:=[.E11]*(1+[.F12])" office:value-type="currency" office:currency="USD" office:value="7.83868304">
            <text:p>$7,84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6.13696843304761">
            <text:p>$6,14</text:p>
          </table:table-cell>
          <table:table-cell table:formula="of:=[.H11]*(1+[.I12])" office:value-type="currency" office:currency="USD" office:value="7.05540936">
            <text:p>$7,06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5.30083347858753">
            <text:p>$5,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9.1989209088">
            <text:p>$9,20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7.01781271732739">
            <text:p>$7,02</text:p>
          </table:table-cell>
          <table:table-cell table:formula="of:=[.E12]*(1+[.F13])" office:value-type="currency" office:currency="USD" office:value="8.230617192">
            <text:p>$8,23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5.93900170940091">
            <text:p>$5,94</text:p>
          </table:table-cell>
          <table:table-cell table:formula="of:=[.H12]*(1+[.I13])" office:value-type="currency" office:currency="USD" office:value="5.2210029264">
            <text:p>$5,22</text:p>
          </table:table-cell>
          <table:table-cell office:value-type="percentage" office:value="-0.26">
            <text:p>-26,00%</text:p>
          </table:table-cell>
          <table:table-cell table:formula="of:=[.H13]/(1+[.$D$4])^[.A13]" office:value-type="currency" office:currency="USD" office:value="3.56601524923161">
            <text:p>$3,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9.65886695424">
            <text:p>$9,66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6.88663864784463">
            <text:p>$6,89</text:p>
          </table:table-cell>
          <table:table-cell table:formula="of:=[.E13]*(1+[.F14])" office:value-type="currency" office:currency="USD" office:value="8.55984187968">
            <text:p>$8,56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69268366615387">
            <text:p>$5,69</text:p>
          </table:table-cell>
          <table:table-cell table:formula="of:=[.H13]*(1+[.I14])" office:value-type="currency" office:currency="USD" office:value="5.273212955664">
            <text:p>$5,2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3.27425036520357">
            <text:p>$3,2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0.141810301952">
            <text:p>$10,14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6.75791643012791">
            <text:p>$6,76</text:p>
          </table:table-cell>
          <table:table-cell table:formula="of:=[.E14]*(1+[.F15])" office:value-type="currency" office:currency="USD" office:value="8.9022355548672">
            <text:p>$8,90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5.45658157861753">
            <text:p>$5,46</text:p>
          </table:table-cell>
          <table:table-cell table:formula="of:=[.H14]*(1+[.I15])" office:value-type="currency" office:currency="USD" office:value="5.273212955664">
            <text:p>$5,2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97659124109415">
            <text:p>$2,9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0.6489008170496">
            <text:p>$10,65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6.63160023517225">
            <text:p>$6,63</text:p>
          </table:table-cell>
          <table:table-cell table:formula="of:=[.E15]*(1+[.F16])" office:value-type="currency" office:currency="USD" office:value="9.25832497706189">
            <text:p>$9,2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23027174355966">
            <text:p>$5,23</text:p>
          </table:table-cell>
          <table:table-cell table:formula="of:=[.H15]*(1+[.I16])" office:value-type="currency" office:currency="USD" office:value="5.273212955664">
            <text:p>$5,2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70599203735832">
            <text:p>$2,7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1.1813458579021">
            <text:p>$11,18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6.50764509058959">
            <text:p>$6,51</text:p>
          </table:table-cell>
          <table:table-cell table:formula="of:=[.E16]*(1+[.F17])" office:value-type="currency" office:currency="USD" office:value="9.62865797614437">
            <text:p>$9,63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5.01334803069314">
            <text:p>$5,01</text:p>
          </table:table-cell>
          <table:table-cell table:formula="of:=[.H16]*(1+[.I17])" office:value-type="currency" office:currency="USD" office:value="5.273212955664">
            <text:p>$5,2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45999276123484">
            <text:p>$2,4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1.7404131507972">
            <text:p>$11,74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6.38600686459726">
            <text:p>$6,39</text:p>
          </table:table-cell>
          <table:table-cell table:formula="of:=[.E17]*(1+[.F18])" office:value-type="currency" office:currency="USD" office:value="10.0138042951901">
            <text:p>$10,01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80542115384411">
            <text:p>$4,81</text:p>
          </table:table-cell>
          <table:table-cell table:formula="of:=[.H17]*(1+[.I18])" office:value-type="currency" office:currency="USD" office:value="5.273212955664">
            <text:p>$5,2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23635705566803">
            <text:p>$2,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2.327433808337">
            <text:p>$12,33</text:p>
          </table:table-cell>
          <table:table-cell office:value-type="percentage" office:value="0.05">
            <text:p>5,00%</text:p>
          </table:table-cell>
          <table:table-cell table:formula="of:=[.B19]/(1+[.$D$2])^[.A19]" office:value-type="currency" office:currency="USD" office:value="6.26664225030572">
            <text:p>$6,27</text:p>
          </table:table-cell>
          <table:table-cell table:formula="of:=[.E18]*(1+[.F19])" office:value-type="currency" office:currency="USD" office:value="10.4143564669977">
            <text:p>$10,41</text:p>
          </table:table-cell>
          <table:table-cell office:value-type="percentage" office:value="0.04">
            <text:p>4,00%</text:p>
          </table:table-cell>
          <table:table-cell table:formula="of:=[.E19]/(1+[.$D$3])^[.A19]" office:value-type="currency" office:currency="USD" office:value="4.60611797234827">
            <text:p>$4,61</text:p>
          </table:table-cell>
          <table:table-cell table:formula="of:=[.H18]*(1+[.I19])" office:value-type="currency" office:currency="USD" office:value="5.273212955664">
            <text:p>$5,27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2.03305186878912">
            <text:p>$2,03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70.3255449256178">
            <text:p>$70,33</text:p>
          </table:table-cell>
          <table:table-cell/>
          <table:table-cell table:style-name="ce8"/>
          <table:table-cell table:formula="of:=SUM([.G9:.G19])" office:value-type="currency" office:currency="USD" office:value="58.7260578602879">
            <text:p>$58,73</text:p>
          </table:table-cell>
          <table:table-cell/>
          <table:table-cell table:style-name="ce9"/>
          <table:table-cell table:formula="of:=SUM([.J9:.J19])" office:value-type="currency" office:currency="USD" office:value="39.5580004225698">
            <text:p>$39,5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72.584073316719">
            <text:p>$172,58</text:p>
          </table:table-cell>
          <table:table-cell table:style-name="ce6"/>
          <table:table-cell table:formula="of:=[.B21]/(1+[.D2])^([.A19]+1/2)" office:value-type="currency" office:currency="USD" office:value="84.8146841803208">
            <text:p>$84,81</text:p>
          </table:table-cell>
          <table:table-cell table:formula="of:=[.E19]*[.D5]" office:value-type="currency" office:currency="USD" office:value="145.800990537968">
            <text:p>$145,80</text:p>
          </table:table-cell>
          <table:table-cell table:style-name="ce8"/>
          <table:table-cell table:formula="of:=[.E21]/(1+[.D3])^([.A19]+1/2)" office:value-type="currency" office:currency="USD" office:value="61.9082066426714">
            <text:p>$61,91</text:p>
          </table:table-cell>
          <table:table-cell table:formula="of:=[.H19]*[.D5]" office:value-type="currency" office:currency="USD" office:value="73.824981379296">
            <text:p>$73,82</text:p>
          </table:table-cell>
          <table:table-cell table:style-name="ce9"/>
          <table:table-cell table:formula="of:=[.H21]/(1+[.D4])^([.A19]+1/2)" office:value-type="currency" office:currency="USD" office:value="27.1381445844077">
            <text:p>$27,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7:0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7:03:01.09</dc:date>
    <dc:creator>aaa </dc:creator>
    <meta:editing-duration>P3DT3H32M19S</meta:editing-duration>
    <meta:editing-cycles>49</meta:editing-cycles>
    <meta:generator>OpenOffice/4.1.5$Win32 OpenOffice.org_project/415m1$Build-9789</meta:generator>
    <meta:document-statistic meta:table-count="6" meta:cell-count="694" meta:object-count="0"/>
  </office:meta>
</office:document-meta>
</file>